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4.847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4.3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F_CPU</text:p>
          </table:table-cell>
          <table:table-cell office:value-type="string" calcext:value-type="string">
            <text:p>Prescalerra</text:p>
          </table:table-cell>
          <table:table-cell office:value-type="string" calcext:value-type="string">
            <text:p>Clock tick denbora</text:p>
          </table:table-cell>
          <table:table-cell office:value-type="string" calcext:value-type="string">
            <text:p>Maiztasun altuena (Hz)</text:p>
          </table:table-cell>
          <table:table-cell table:style-name="Default" office:value-type="string" calcext:value-type="string">
            <text:p>Maiztasun baxuena(8 bit) Hz</text:p>
          </table:table-cell>
          <table:table-cell office:value-type="string" calcext:value-type="string">
            <text:p>Denbora (ms)</text:p>
          </table:table-cell>
          <table:table-cell table:style-name="Default" office:value-type="string" calcext:value-type="string">
            <text:p>Maiztasun baxuena(16 bit)</text:p>
          </table:table-cell>
          <table:table-cell office:value-type="string" calcext:value-type="string">
            <text:p>Denbora (s)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]/(2*[.B2]*(1+0))" office:value-type="float" office:value="8000000" calcext:value-type="float">
            <text:p>8000000</text:p>
          </table:table-cell>
          <table:table-cell table:formula="of:=[.A2]/(2*[.B2]*(1+2^8))" office:value-type="float" office:value="31128.4046692607" calcext:value-type="float">
            <text:p>31128.40</text:p>
          </table:table-cell>
          <table:table-cell table:formula="of:=(1/[.E2])*1000" office:value-type="float" office:value="0.032125" calcext:value-type="float">
            <text:p>0.032125</text:p>
          </table:table-cell>
          <table:table-cell table:formula="of:=[.A2]/(2*[.B2]*(1+2^16))" office:value-type="float" office:value="122.068449883272" calcext:value-type="float">
            <text:p>122.07</text:p>
          </table:table-cell>
          <table:table-cell table:formula="of:=(1/[.G2])" office:value-type="float" office:value="0.008192125" calcext:value-type="float">
            <text:p>0.008192125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3]/(2*[.B3]*(1+0))" office:value-type="float" office:value="1000000" calcext:value-type="float">
            <text:p>1000000</text:p>
          </table:table-cell>
          <table:table-cell table:formula="of:=[.A3]/(2*[.B3]*(1+2^8))" office:value-type="float" office:value="3891.05058365759" calcext:value-type="float">
            <text:p>3891.05</text:p>
          </table:table-cell>
          <table:table-cell table:formula="of:=(1/[.E3])*1000" office:value-type="float" office:value="0.257" calcext:value-type="float">
            <text:p>0.257</text:p>
          </table:table-cell>
          <table:table-cell table:formula="of:=[.A3]/(2*[.B3]*(1+2^16))" office:value-type="float" office:value="15.258556235409" calcext:value-type="float">
            <text:p>15.26</text:p>
          </table:table-cell>
          <table:table-cell table:formula="of:=(1/[.G3])" office:value-type="float" office:value="0.065537" calcext:value-type="float">
            <text:p>0.065537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4]/(2*[.B4]*(1+0))" office:value-type="float" office:value="125000" calcext:value-type="float">
            <text:p>125000</text:p>
          </table:table-cell>
          <table:table-cell table:formula="of:=[.A4]/(2*[.B4]*(1+2^8))" office:value-type="float" office:value="486.381322957199" calcext:value-type="float">
            <text:p>486.38</text:p>
          </table:table-cell>
          <table:table-cell table:formula="of:=(1/[.E4])*1000" office:value-type="float" office:value="2.056" calcext:value-type="float">
            <text:p>2.056</text:p>
          </table:table-cell>
          <table:table-cell table:formula="of:=[.A4]/(2*[.B4]*(1+2^16))" office:value-type="float" office:value="1.90731952942613" calcext:value-type="float">
            <text:p>1.91</text:p>
          </table:table-cell>
          <table:table-cell table:formula="of:=(1/[.G4])" office:value-type="float" office:value="0.524296" calcext:value-type="float">
            <text:p>0.524296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A5]/(2*[.B5]*(1+0))" office:value-type="float" office:value="31250" calcext:value-type="float">
            <text:p>31250</text:p>
          </table:table-cell>
          <table:table-cell table:formula="of:=[.A5]/(2*[.B5]*(1+2^8))" office:value-type="float" office:value="121.5953307393" calcext:value-type="float">
            <text:p>121.60</text:p>
          </table:table-cell>
          <table:table-cell table:formula="of:=(1/[.E5])*1000" office:value-type="float" office:value="8.224" calcext:value-type="float">
            <text:p>8.224</text:p>
          </table:table-cell>
          <table:table-cell table:formula="of:=[.A5]/(2*[.B5]*(1+2^16))" office:value-type="float" office:value="0.476829882356531" calcext:value-type="float">
            <text:p>0.48</text:p>
          </table:table-cell>
          <table:table-cell table:formula="of:=(1/[.G5])" office:value-type="float" office:value="2.097184" calcext:value-type="float">
            <text:p>2.097184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A6]/(2*[.B6]*(1+0))" office:value-type="float" office:value="7812.5" calcext:value-type="float">
            <text:p>7812.5</text:p>
          </table:table-cell>
          <table:table-cell table:formula="of:=[.A6]/(2*[.B6]*(1+2^8))" office:value-type="float" office:value="30.3988326848249" calcext:value-type="float">
            <text:p>30.40</text:p>
          </table:table-cell>
          <table:table-cell table:formula="of:=(1/[.E6])*1000" office:value-type="float" office:value="32.896" calcext:value-type="float">
            <text:p>32.896</text:p>
          </table:table-cell>
          <table:table-cell table:formula="of:=[.A6]/(2*[.B6]*(1+2^16))" office:value-type="float" office:value="0.119207470589133" calcext:value-type="float">
            <text:p>0.12</text:p>
          </table:table-cell>
          <table:table-cell table:formula="of:=(1/[.G6])" office:value-type="float" office:value="8.388736" calcext:value-type="float">
            <text:p>8.3887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3">
      <number:number number:decimal-places="12" number:min-decimal-places="12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10:23:42.9611261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7T22:38:48.068787249</meta:creation-date>
    <dc:date>2022-03-18T11:01:32.974416755</dc:date>
    <meta:editing-duration>PT8M1S</meta:editing-duration>
    <meta:editing-cycles>3</meta:editing-cycles>
    <meta:generator>LibreOffice/7.3.1.3$Linux_X86_64 LibreOffice_project/30$Build-3</meta:generator>
    <meta:document-statistic meta:table-count="1" meta:cell-count="43" meta:object-count="0"/>
  </office:meta>
</office:document-meta>
</file>